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style:text-underline-style="solid" style:text-underline-width="auto" style:text-underline-color="font-color"/>
    </style:style>
    <style:style style:name="P2" style:family="paragraph" style:parent-style-name="Standard">
      <style:text-properties style:font-name="Liberation Sans" style:text-underline-style="none"/>
    </style:style>
    <style:style style:name="P3" style:family="paragraph" style:parent-style-name="Standard" style:list-style-name="L2">
      <style:text-properties style:font-name="Liberation Sans" style:text-underline-style="none"/>
    </style:style>
    <style:style style:name="P4" style:family="paragraph" style:parent-style-name="Standard" style:list-style-name="L1">
      <style:text-properties style:font-name="Liberation Sans"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zzy Navel Protein Smoothie</text:p>
      <text:list xml:id="list180156791" text:style-name="L1">
        <text:list-item>
          <text:p text:style-name="P4">1 banana</text:p>
        </text:list-item>
        <text:list-item>
          <text:p text:style-name="P4">1 yoplait regular vanilla</text:p>
        </text:list-item>
        <text:list-item>
          <text:p text:style-name="P4">¾ cup ice</text:p>
        </text:list-item>
        <text:list-item>
          <text:p text:style-name="P4">½ cup frozen mixed berries</text:p>
        </text:list-item>
        <text:list-item>
          <text:p text:style-name="P4">1/3 cup 2% milk</text:p>
        </text:list-item>
        <text:list-item>
          <text:p text:style-name="P4">full scoop fuzzy navel whey isolate</text:p>
        </text:list-item>
      </text:list>
      <text:p text:style-name="P2"/>
      <text:p text:style-name="P2">nice and smooth, creamy, drinkable through straw. Not very cold – maybe next time add more frozen berries &amp; ice. <text:s/>Whey isolate slightly detectable; good amount. Definitely very creamy... possible to use 1% milk or lite yogurt next time.</text:p>
      <text:p text:style-name="P1"/>
      <text:list xml:id="list79589671" text:style-name="L2">
        <text:list-item>
          <text:p text:style-name="P3">1 frozen banana</text:p>
        </text:list-item>
        <text:list-item>
          <text:p text:style-name="P3">1 yoplait regular vanilla</text:p>
        </text:list-item>
        <text:list-item>
          <text:p text:style-name="P3">1 cup ice</text:p>
        </text:list-item>
        <text:list-item>
          <text:p text:style-name="P3">1 cup frozen berries</text:p>
        </text:list-item>
        <text:list-item>
          <text:p text:style-name="P3">1/3 cup 2% milk</text:p>
        </text:list-item>
        <text:list-item>
          <text:p text:style-name="P3">full scoop fuzzy navel whey isola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3T16:37:46</meta:creation-date>
    <dc:date>2013-01-13T17:02:19</dc:date>
    <meta:editing-duration>PT9M23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4" meta:word-count="103" meta:character-count="513" meta:non-whitespace-character-count="435"/>
  </office:meta>
</office:document-meta>
</file>